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9131" officeooo:paragraph-rsid="00029131"/>
    </style:style>
    <style:style style:name="P2" style:family="paragraph" style:parent-style-name="Standard">
      <style:text-properties officeooo:rsid="00029131" officeooo:paragraph-rsid="00029131"/>
    </style:style>
    <style:style style:name="P3" style:family="paragraph" style:parent-style-name="Text_20_body">
      <style:text-properties officeooo:rsid="00029131" officeooo:paragraph-rsid="00029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hner Atlantic Deluxe </text:p>
      <text:p text:style-name="P3">https://www.youtube.com/watch?v=vp99LGBLF9o</text:p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iccolo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asso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uset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iddle and Hig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larine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st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rgan, Low and Hig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andot, Low and Midd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elodium, Low-Middle-Hig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eleste and Musette with Piccol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assoon with Musett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2">Master, Bass Piano, Ten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30:24.248539836</meta:creation-date>
    <dc:date>2016-08-30T14:54:30.338176303</dc:date>
    <meta:editing-duration>PT8M56S</meta:editing-duration>
    <meta:editing-cycles>1</meta:editing-cycles>
    <meta:document-statistic meta:table-count="1" meta:image-count="0" meta:object-count="0" meta:page-count="1" meta:paragraph-count="14" meta:word-count="34" meta:character-count="259" meta:non-whitespace-character-count="238"/>
    <meta:generator>LibreOffice/5.1.3.2$Linux_X86_64 LibreOffice_project/10m0$Build-2</meta:generator>
  </office:meta>
</office:document-meta>
</file>